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9" style:family="paragraph">
      <style:text-properties fo:color="#ffffff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ffffff"/>
    </style:style>
    <style:style style:name="T4" style:family="text">
      <style:text-properties fo:color="#ffff00" fo:font-weight="normal"/>
    </style:style>
    <style:style style:name="T5" style:family="text">
      <style:text-properties fo:color="#23ff23"/>
    </style:style>
    <style:style style:name="T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23ff23" fo:font-size="22pt" fo:font-weight="bold"/>
    </style:style>
    <style:style style:name="T9" style:family="text">
      <style:text-properties fo:color="#ffcc99" fo:font-size="22pt" fo:font-weight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00" fo:font-size="22pt" style:font-size-asian="22pt" style:font-size-complex="22pt"/>
    </style:style>
    <style:style style:name="T12" style:family="text">
      <style:text-properties fo:color="#23ff23" fo:font-size="22pt" fo:font-weight="bold" style:font-size-asian="22pt" style:font-size-complex="22pt"/>
    </style:style>
    <style:style style:name="T13" style:family="text">
      <style:text-properties fo:color="#ffcc99" fo:font-size="22pt" fo:font-weight="bold" style:font-size-asian="22pt" style:font-size-complex="22pt"/>
    </style:style>
    <style:style style:name="T1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00d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ffff00" fo:font-size="24pt" style:font-size-asian="24pt" style:font-size-complex="24pt"/>
    </style:style>
    <style:style style:name="T22" style:family="text">
      <style:text-properties fo:color="#ff00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exceptions</presentation:footer-decl>
      <presentation:footer-decl presentation:name="ftr2">CMPTxxxx</presentation:footer-decl>
      <presentation:date-time-decl presentation:name="dtd1" presentation:source="fixed">2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Exception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tions for error handl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Use a combination of these:</text:p>
                <text:list>
                  <text:list-item>
                    <text:p text:style-name="P1">Ask the user to be <text:span text:style-name="T1">nice</text:span>:</text:p>
                    <text:list>
                      <text:list-item>
                        <text:p text:style-name="P1">User manual, precondition comments, prompts</text:p>
                      </text:list-item>
                    </text:list>
                  </text:list-item>
                  <text:list-item>
                    <text:p text:style-name="P1"><text:span text:style-name="T1">Print</text:span> an error message to screen</text:p>
                  </text:list-item>
                  <text:list-item>
                    <text:p text:style-name="P1">Set a result <text:span text:style-name="T1">flag</text:span>:</text:p>
                    <text:list>
                      <text:list-item>
                        <text:p text:style-name="P1">e.g., return False upon error</text:p>
                      </text:list-item>
                    </text:list>
                  </text:list-item>
                  <text:list-item>
                    <text:p text:style-name="P1">Panic and <text:span text:style-name="T1">die: </text:span><text:span text:style-name="T2">sys.exit()</text:span></text:p>
                  </text:list-item>
                  <text:list-item>
                    <text:p text:style-name="P1">Raise an <text:span text:style-name="T1">exception</text:span><text:span text:style-name="T3">: </text:span><text:span text:style-name="T2">ZeroDivisionErro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xceptions are a way of <text:span text:style-name="T4">terminating</text:span> execution of the current context</text:p>
              </text:list-item>
              <text:list-item>
                <text:p text:style-name="P1">When an exception is <text:span text:style-name="T1">raised</text:span> (thrown),</text:p>
                <text:list>
                  <text:list-item>
                    <text:p text:style-name="P1">execution of the current procedure <text:span text:style-name="T1">stops</text:span>, and</text:p>
                  </text:list-item>
                  <text:list-item>
                    <text:p text:style-name="P1">Control jumps to the nearest <text:span text:style-name="T1">exception handler </text:span><text:span text:style-name="T3">(catches the exception)</text:span></text:p>
                  </text:list-item>
                </text:list>
              </text:list-item>
              <text:list-item>
                <text:p text:style-name="P1">The exception handler can <text:span text:style-name="T1">cleanup</text:span></text:p>
              </text:list-item>
              <text:list-item>
                <text:p text:style-name="P1">Execution then continues after that block</text:p>
              </text:list-item>
              <text:list-item>
                <text:p text:style-name="P1">If the exception reaches outermost level, an <text:span text:style-name="T1">error message</text:span> is automatically generat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ry / except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f an exception is <text:span text:style-name="T1">raised</text:span> within a <text:span text:style-name="T5">try</text:span> block,</text:p>
              </text:list-item>
              <text:list-item>
                <text:p text:style-name="P1">Execution of the block <text:span text:style-name="T1">terminates</text:span> and control jumps to the <text:span text:style-name="T5">except</text:span> clause:</text:p>
              </text:list-item>
            </text:list>
            <text:p text:style-name="P5"><text:span text:style-name="T6">try:</text:span></text:p>
            <text:p text:style-name="P6"><text:span text:style-name="T7">while True:</text:span></text:p>
            <text:p text:style-name="P7"><text:span text:style-name="T7">numer = input('Numerator: ')</text:span></text:p>
            <text:p text:style-name="P7"><text:span text:style-name="T7">denom = input('Denominator: ')</text:span></text:p>
            <text:p text:style-name="P7"><text:span text:style-name="T7">print '%d / %d = %d' % (numer, denom, numer / denom)</text:span></text:p>
            <text:p text:style-name="P5"><text:span text:style-name="T6">except:</text:span></text:p>
            <text:p text:style-name="P6"><text:span text:style-name="T7">print 'Oops!'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tching specific exceptions</text:p>
          </draw:text-box>
        </draw:frame>
        <draw:frame presentation:style-name="pr5" draw:text-style-name="P3" draw:layer="layout" svg:width="25.199cm" svg:height="15.206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on't </text:span>just catch all exceptions!</text:p>
                <text:list>
                  <text:list-item>
                    <text:p>May hide a <text:span text:style-name="T1">genuine</text:span> error, hard to <text:span text:style-name="T1">debug</text:span></text:p>
                  </text:list-item>
                </text:list>
              </text:list-item>
              <text:list-item>
                <text:p text:style-name="P1">Catch only <text:span text:style-name="T1">specific</text:span> exceptions we anticipate:</text:p>
              </text:list-item>
            </text:list>
            <text:p text:style-name="P5"><text:span text:style-name="T6">try:</text:span></text:p>
            <text:p text:style-name="P6"><text:span text:style-name="T7">while True:</text:span></text:p>
            <text:p text:style-name="P7"><text:span text:style-name="T7">numer = input('Numerator: ')</text:span></text:p>
            <text:p text:style-name="P7"><text:span text:style-name="T7">denom = input('Denominator: ')</text:span></text:p>
            <text:p text:style-name="P7"><text:span text:style-name="T7">print '%d / %d = %d' % (numer, denom, numer / denom)</text:span></text:p>
            <text:p text:style-name="P5"><text:span text:style-name="T6">except ZeroDivisionError:</text:span></text:p>
            <text:p text:style-name="P6"><text:span text:style-name="T7">print 'Oops! Divide by zero!'</text:span></text:p>
            <text:list text:continue-numbering="true" text:style-name="L2">
              <text:list-item>
                <text:p text:style-name="P1">Any other exception <text:span text:style-name="T1">falls</text:span> through to the next exception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andling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standard <text:span text:style-name="T5">math.sqrt()</text:span> raises <text:span text:style-name="T5">ValueError</text:span> on a <text:span text:style-name="T1">negative</text:span> argument:</text:p>
                <text:list>
                  <text:list-item>
                    <text:list>
                      <text:list-item>
                        <text:p text:style-name="P1"><text:span text:style-name="T8">from math import sqrt</text:span></text:p>
                      </text:list-item>
                      <text:list-item>
                        <text:p text:style-name="P1"><text:span text:style-name="T8">sqrt(-1)</text:span><text:span text:style-name="T8"><text:tab/></text:span><text:span text:style-name="T8"><text:tab/></text:span><text:span text:style-name="T8"><text:tab/></text:span><text:span text:style-name="T9"># ValueError</text:span></text:p>
                      </text:list-item>
                    </text:list>
                  </text:list-item>
                </text:list>
              </text:list-item>
              <text:list-item>
                <text:p text:style-name="P1">We can <text:span text:style-name="T1">handle</text:span> this:</text:p>
                <text:list>
                  <text:list-item>
                    <text:list>
                      <text:list-item>
                        <text:p text:style-name="P1"><text:span text:style-name="T8">try:</text:span></text:p>
                        <text:list>
                          <text:list-item>
                            <text:p text:style-name="P1"><text:span text:style-name="T8">num = input('Find sqrt of: ')</text:span></text:p>
                          </text:list-item>
                          <text:list-item>
                            <text:p text:style-name="P1"><text:span text:style-name="T8">result = sqrt(num)</text:span></text:p>
                          </text:list-item>
                          <text:list-item>
                            <text:p text:style-name="P1"><text:span text:style-name="T8">print 'The square root is', result</text:span></text:p>
                          </text:list-item>
                        </text:list>
                      </text:list-item>
                      <text:list-item>
                        <text:p text:style-name="P1"><text:span text:style-name="T8">except ValueError:</text:span></text:p>
                        <text:list>
                          <text:list-item>
                            <text:p text:style-name="P1"><text:span text:style-name="T8">print "Can't take square root of", nu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ising exceptions</text:p>
          </draw:text-box>
        </draw:frame>
        <draw:frame presentation:style-name="pr5" draw:text-style-name="P8" draw:layer="layout" svg:width="25.199cm" svg:height="14.799cm" svg:x="1.4cm" svg:y="4.507cm" presentation:class="outline" presentation:user-transformed="true">
          <draw:text-box>
            <text:list text:style-name="L2">
              <text:list-item>
                <text:p text:style-name="P1"><text:span text:style-name="T10">We can </text:span><text:span text:style-name="T11">force</text:span><text:span text:style-name="T10"> exceptions to be </text:span><text:span text:style-name="T11">raised</text:span><text:span text:style-name="T10">:</text:span></text:p>
                <text:list>
                  <text:list-item>
                    <text:list>
                      <text:list-item>
                        <text:p text:style-name="P1"><text:span text:style-name="T12">try:</text:span></text:p>
                        <text:list>
                          <text:list-item>
                            <text:p text:style-name="P1"><text:span text:style-name="T12">while True:</text:span></text:p>
                            <text:list>
                              <text:list-item>
                                <text:p text:style-name="P1"><text:span text:style-name="T12">if input('Guess a number: ') == 5:</text:span></text:p>
                                <text:list>
                                  <text:list-item>
                                    <text:p text:style-name="P1"><text:span text:style-name="T12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12">except ZeroDivisionError:</text:span></text:p>
                        <text:list>
                          <text:list-item>
                            <text:p text:style-name="P1"><text:span text:style-name="T12">print 'You got it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Within a </text:span><text:span text:style-name="T11">handler</text:span><text:span text:style-name="T10">, can </text:span><text:span text:style-name="T11">re-raise</text:span><text:span text:style-name="T10"> the current exception:</text:span></text:p>
                <text:list>
                  <text:list-item>
                    <text:list>
                      <text:list-item>
                        <text:p text:style-name="P1"><text:span text:style-name="T12">try:</text:span></text:p>
                        <text:list>
                          <text:list-item>
                            <text:p text:style-name="P1"><text:span text:style-name="T12">raise ZeroDivisionError</text:span></text:p>
                          </text:list-item>
                        </text:list>
                      </text:list-item>
                      <text:list-item>
                        <text:p text:style-name="P1"><text:span text:style-name="T12">except ZeroDivisionError:</text:span></text:p>
                        <text:list>
                          <text:list-item>
                            <text:p text:style-name="P1"><text:span text:style-name="T12">print 'oops, divided by zero!'</text:span></text:p>
                          </text:list-item>
                          <text:list-item>
                            <text:p text:style-name="P1"><text:span text:style-name="T12">rais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# raises ZeroDivision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'else' clauses for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optional <text:span text:style-name="T5">else</text:span> clause is executed only if the <text:span text:style-name="T5">try</text:span> block completes <text:span text:style-name="T1">without</text:span> throwing any exceptions:</text:p>
                <text:list>
                  <text:list-item>
                    <text:list>
                      <text:list-item>
                        <text:p text:style-name="P1"><text:span text:style-name="T8">try:</text:span></text:p>
                        <text:list>
                          <text:list-item>
                            <text:p text:style-name="P1"><text:span text:style-name="T8">for tries in range(3):</text:span></text:p>
                            <text:list>
                              <text:list-item>
                                <text:p text:style-name="P1"><text:span text:style-name="T8">if input('Guess a number: ') == 5:</text:span></text:p>
                                <text:list>
                                  <text:list-item>
                                    <text:p text:style-name="P1"><text:span text:style-name="T8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8">except ZeroDivisionError:</text:span></text:p>
                        <text:list>
                          <text:list-item>
                            <text:p text:style-name="P1"><text:span text:style-name="T8">print 'You got it!'</text:span></text:p>
                          </text:list-item>
                        </text:list>
                      </text:list-item>
                      <text:list-item>
                        <text:p text:style-name="P1"><text:span text:style-name="T8">else:</text:span></text:p>
                        <text:list>
                          <text:list-item>
                            <text:p text:style-name="P1"><text:span text:style-name="T8">print 'Too bad, you ran out of trie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'finally' clauses for exceptions</text:p>
          </draw:text-box>
        </draw:frame>
        <draw:frame presentation:style-name="pr5" draw:text-style-name="P3" draw:layer="layout" svg:width="25.199cm" svg:height="14.898cm" svg:x="1.4cm" svg:y="4.507cm" presentation:class="outline" presentation:user-transformed="true">
          <draw:text-box>
            <text:list text:style-name="L2">
              <text:list-item>
                <text:p text:style-name="P1">The optional <text:span text:style-name="T5">finally</text:span> clause is <text:span text:style-name="T1">always</text:span> executed before <text:span text:style-name="T1">leaving</text:span> the section, whether an exception happened or not.</text:p>
                <text:list>
                  <text:list-item>
                    <text:list>
                      <text:list-item>
                        <text:p text:style-name="P1"><text:span text:style-name="T8">try:</text:span></text:p>
                        <text:list>
                          <text:list-item>
                            <text:p text:style-name="P1"><text:span text:style-name="T8">for tries in range(3):</text:span></text:p>
                            <text:list>
                              <text:list-item>
                                <text:p text:style-name="P1"><text:span text:style-name="T8">if input('Guess a number: ') == 5:</text:span></text:p>
                                <text:list>
                                  <text:list-item>
                                    <text:p text:style-name="P1"><text:span text:style-name="T8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8">except ZeroDivisionError:</text:span></text:p>
                        <text:list>
                          <text:list-item>
                            <text:p text:style-name="P1"><text:span text:style-name="T8">print 'You got it!'</text:span></text:p>
                          </text:list-item>
                        </text:list>
                      </text:list-item>
                      <text:list-item>
                        <text:p text:style-name="P1"><text:span text:style-name="T8">else:</text:span></text:p>
                        <text:list>
                          <text:list-item>
                            <text:p text:style-name="P1"><text:span text:style-name="T8">print 'Too bad, you ran out of tries!'</text:span></text:p>
                          </text:list-item>
                        </text:list>
                      </text:list-item>
                      <text:list-item>
                        <text:p text:style-name="P1"><text:span text:style-name="T8">finally:</text:span></text:p>
                        <text:list>
                          <text:list-item>
                            <text:p text:style-name="P1"><text:span text:style-name="T8">print 'Bye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xample: robust input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header>
                <text:p><text:span text:style-name="T14">while True:</text:span></text:p>
              </text:list-header>
            </text:list>
            <text:p text:style-name="P6"><text:span text:style-name="T15">try</text:span><text:span text:style-name="T14">:</text:span></text:p>
            <text:p text:style-name="P7"><text:span text:style-name="T14">userIn = int(</text:span><text:span text:style-name="T15">input</text:span><text:span text:style-name="T14">(“Num of people? ”))</text:span></text:p>
            <text:p text:style-name="P6"><text:span text:style-name="T15">except</text:span><text:span text:style-name="T14"> (SyntaxError, NameError):</text:span></text:p>
            <text:p text:style-name="P7"><text:span text:style-name="T14">print “Please enter a number!”</text:span></text:p>
            <text:p text:style-name="P6"><text:span text:style-name="T15">except</text:span><text:span text:style-name="T14"> TypeError:</text:span></text:p>
            <text:p text:style-name="P7"><text:span text:style-name="T14">print “Enter just an integer, thanks</text:span><text:span text:style-name="T14">!”</text:span></text:p>
            <text:p text:style-name="P6"><text:span text:style-name="T15">except</text:span><text:span text:style-name="T14"> KeyboardInterrupt:</text:span></text:p>
            <text:p text:style-name="P7"><text:span text:style-name="T14">print “OK, you want to quit!”</text:span></text:p>
            <text:p text:style-name="P7"><text:span text:style-name="T14">break</text:span></text:p>
            <text:p text:style-name="P6"><text:span text:style-name="T15">else</text:span><text:span text:style-name="T14">:</text:span></text:p>
            <text:p text:style-name="P7"><text:span text:style-name="T14">break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sing exceptions: function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Exceptions are an elegant way for functions to indicate <text:span text:style-name="T1">errors</text:span>:</text:p>
                <text:list>
                  <text:list-item>
                    <text:p>Invalid <text:span text:style-name="T1">input</text:span></text:p>
                    <text:list>
                      <text:list-item>
                        <text:p>Parameters don't satisfy <text:span text:style-name="T1">pre-conditions</text:span></text:p>
                      </text:list-item>
                    </text:list>
                  </text:list-item>
                  <text:list-item>
                    <text:p>Error during <text:span text:style-name="T1">execution</text:span> (<text:span text:style-name="T5">runtime error</text:span>)</text:p>
                    <text:list>
                      <text:list-item>
                        <text:p>Computed a bad value, can't <text:span text:style-name="T1">continue</text:span></text:p>
                      </text:list-item>
                    </text:list>
                  </text:list-item>
                </text:list>
              </text:list-item>
              <text:list-item>
                <text:p>It's good custom to specify in the <text:span text:style-name="T1">docstring</text:span> what exceptions your function might raise</text:p>
              </text:list-item>
              <text:list-item>
                <text:p>Programs that <text:span text:style-name="T1">call</text:span> your function may wrap it in a <text:span text:style-name="T5">try</text:span>/<text:span text:style-name="T5">except</text:span> block to handle your erro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xample: discriminant</text:p>
          </draw:text-box>
        </draw:frame>
        <draw:frame presentation:style-name="pr8" draw:text-style-name="P9" draw:layer="layout" svg:width="25.199cm" svg:height="14.127cm" svg:x="1.4cm" svg:y="4.507cm" presentation:class="outline" presentation:user-transformed="true">
          <draw:text-box>
            <text:p text:style-name="P9"><text:span text:style-name="T16">def</text:span><text:span text:style-name="T17"> </text:span><text:span text:style-name="T18">discrim</text:span><text:span text:style-name="T17">(a, b, c):</text:span><text:span text:style-name="T17"><text:line-break/></text:span><text:span text:style-name="T17"><text:tab/></text:span><text:span text:style-name="T14">“””Find discriminant of a x**2 + b x + c = 0.</text:span><text:span text:style-name="T14"><text:line-break/></text:span><text:span text:style-name="T14"><text:tab/></text:span><text:span text:style-name="T15">Pre</text:span><text:span text:style-name="T14">: a, b, c are all floats or ints.</text:span><text:span text:style-name="T14"><text:line-break/></text:span><text:span text:style-name="T14"><text:tab/></text:span><text:span text:style-name="T15">Post</text:span><text:span text:style-name="T14">: returns sqrt(b**2 – 4 a c), if it exists.</text:span><text:span text:style-name="T14"><text:line-break/></text:span><text:span text:style-name="T14"><text:tab/></text:span><text:span text:style-name="T15">Exceptions</text:span><text:span text:style-name="T14">: raises ValueError if discriminant</text:span><text:span text:style-name="T14"><text:line-break/></text:span><text:span text:style-name="T14"><text:tab/></text:span><text:span text:style-name="T14"><text:tab/></text:span><text:span text:style-name="T14">doesn't exist.”””</text:span><text:span text:style-name="T17"><text:line-break/></text:span><text:span text:style-name="T17"><text:tab/></text:span><text:span text:style-name="T16">from</text:span><text:span text:style-name="T17"> math </text:span><text:span text:style-name="T16">import</text:span><text:span text:style-name="T17"> </text:span><text:span text:style-name="T19">sqrt</text:span><text:span text:style-name="T17"><text:line-break/></text:span><text:span text:style-name="T17"><text:tab/></text:span><text:span text:style-name="T16">return</text:span><text:span text:style-name="T17"> </text:span><text:span text:style-name="T19">sqrt</text:span><text:span text:style-name="T17">( b**2 – 4.0*a*c )</text:span></text:p>
            <text:p text:style-name="P9"><text:span text:style-name="T17"/></text:p>
            <text:p text:style-name="P9"><text:span text:style-name="T16">try</text:span><text:span text:style-name="T17">:</text:span><text:span text:style-name="T17"><text:line-break/></text:span><text:span text:style-name="T17"><text:tab/></text:span><text:span text:style-name="T17">d = </text:span><text:span text:style-name="T18">discrim</text:span><text:span text:style-name="T17">(2, 1, 3)</text:span></text:p>
            <text:p text:style-name="P9"><text:span text:style-name="T16">except</text:span><text:span text:style-name="T17"> ValueError:</text:span><text:span text:style-name="T17"><text:line-break/></text:span><text:span text:style-name="T17"><text:tab/></text:span><text:span text:style-name="T19">print</text:span><text:span text:style-name="T17"> </text:span><text:span text:style-name="T14">“No real roots!”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Auxiliary data with exception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Catch</text:span> an exception and <text:span text:style-name="T1">assign</text:span> it to a variable:</text:p>
              </text:list-item>
            </text:list>
            <text:p text:style-name="P5"><text:span text:style-name="T15">try</text:span><text:span text:style-name="T14">:</text:span><text:span text:style-name="T14"><text:line-break/></text:span><text:span text:style-name="T14"><text:tab/></text:span><text:span text:style-name="T14">raise Exception('apples', 'oranges')</text:span></text:p>
            <text:p text:style-name="P5"><text:span text:style-name="T15">except</text:span><text:span text:style-name="T14"> Exception </text:span><text:span text:style-name="T15">as</text:span><text:span text:style-name="T14"> exc:</text:span><text:span text:style-name="T14"><text:line-break/></text:span><text:span text:style-name="T14"><text:tab/></text:span><text:span text:style-name="T14">print exc.args</text:span></text:p>
            <text:list text:continue-numbering="true" text:style-name="L2">
              <text:list-item>
                <text:p>Here, <text:span text:style-name="T5">exc</text:span> is assigned to the <text:span text:style-name="T1">exception</text:span> <text:span text:style-name="T1">object</text:span></text:p>
              </text:list-item>
              <text:list-item>
                <text:p><text:span text:style-name="T1">Auxiliary data</text:span> (list of arguments) are passed together with the exception: get it with<text:span text:style-name="T5"> .args</text:span></text:p>
              </text:list-item>
              <text:list-item>
                <text:p>Use this to specify <text:span text:style-name="T1">additional info</text:span> about the error: perhaps some explanatory tex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xample: opening files</text:p>
          </draw:text-box>
        </draw:frame>
        <draw:frame presentation:style-name="pr8" draw:layer="layout" svg:width="25.199cm" svg:height="14.099cm" svg:x="1.4cm" svg:y="4.507cm" presentation:class="outline" presentation:user-transformed="true">
          <draw:text-box>
            <text:list text:style-name="L2">
              <text:list-item>
                <text:p>When we <text:span text:style-name="T1">open a file </text:span>for reading or writing, several things could go <text:span text:style-name="T1">wrong</text:span>:</text:p>
                <text:list>
                  <text:list-item>
                    <text:p><text:span text:style-name="T20">Try to read a </text:span><text:span text:style-name="T21">non-existent</text:span><text:span text:style-name="T20"> file</text:span></text:p>
                  </text:list-item>
                  <text:list-item>
                    <text:p><text:span text:style-name="T20">No </text:span><text:span text:style-name="T21">permissions</text:span><text:span text:style-name="T20"> to read/write file</text:span></text:p>
                  </text:list-item>
                  <text:list-item>
                    <text:p><text:span text:style-name="T20">Try to open a </text:span><text:span text:style-name="T21">directory</text:span><text:span text:style-name="T20"> / non-file</text:span></text:p>
                  </text:list-item>
                </text:list>
              </text:list-item>
              <text:list-item>
                <text:p>All of these errors produce an <text:span text:style-name="T1">IOError</text:span></text:p>
              </text:list-item>
              <text:list-item>
                <text:p>Auxiliary info: error <text:span text:style-name="T1">number</text:span> and <text:span text:style-name="T1">text</text:span> description</text:p>
              </text:list-item>
            </text:list>
            <text:p text:style-name="P7"><text:span text:style-name="T14">try:</text:span><text:span text:style-name="T14"><text:line-break/></text:span><text:span text:style-name="T14"><text:tab/></text:span><text:span text:style-name="T14">provFile = open(“prov.txt”)</text:span></text:p>
            <text:p text:style-name="P7"><text:span text:style-name="T14">except IOError </text:span><text:span text:style-name="T15">as (errnum, errtxt)</text:span><text:span text:style-name="T14">:</text:span><text:span text:style-name="T14"><text:line-break/></text:span><text:span text:style-name="T14"><text:tab/></text:span><text:span text:style-name="T14">print errtxt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ven better way to open file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Python has a <text:span text:style-name="T5">with</text:span> clause:the <text:span text:style-name="T1">object</text:span> itself knows how to <text:span text:style-name="T1">clean itself up</text:span> if any errors happen</text:p>
              </text:list-item>
              <text:list-item>
                <text:p>Use with <text:span text:style-name="T1">files</text:span>, so that the file will <text:span text:style-name="T1">close</text:span> itself:</text:p>
              </text:list-item>
            </text:list>
            <text:p text:style-name="P7"><text:span text:style-name="T15">with</text:span><text:span text:style-name="T14"> open(“prov.txt”) </text:span><text:span text:style-name="T15">as</text:span><text:span text:style-name="T14"> provFile:</text:span><text:span text:style-name="T14"><text:line-break/></text:span><text:span text:style-name="T14"><text:tab/></text:span><text:span text:style-name="T22"># now provFile is open</text:span><text:span text:style-name="T14"><text:line-break/></text:span><text:span text:style-name="T14"><text:tab/></text:span><text:span text:style-name="T14">provFile.readline() ....</text:span><text:span text:style-name="T14"><text:line-break/></text:span><text:span text:style-name="T14"><text:tab/></text:span><text:span text:style-name="T14">for line in provFile:</text:span><text:span text:style-name="T14"><text:line-break/></text:span><text:span text:style-name="T14"><text:tab/></text:span><text:span text:style-name="T14"><text:tab/></text:span><text:span text:style-name="T14">.....</text:span></text:p>
            <text:list text:continue-numbering="true" text:style-name="L2">
              <text:list-item>
                <text:p><text:span text:style-name="T5">provFile</text:span> will close itself when the <text:span text:style-name="T5">with</text:span> clause finishes (don't need to call <text:span text:style-name="T5">provFile.close()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info on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Python tutorial is a good resource:</text:p>
              </text:list-item>
              <text:list-item>
                <text:p text:style-name="P1"><text:span text:style-name="T2"><text:a xlink:href="http://docs.python.org/tutorial/errors.html">http://docs.python.org/tutorial/errors.html</text:a></text:span></text:p>
              </text:list-item>
              <text:list-item>
                <text:p text:style-name="P1"/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Sean Ho</meta:initial-creator>
    <meta:creation-date>2006-10-30T09:58:23</meta:creation-date>
    <dc:date>2009-11-02T14:28:54</dc:date>
    <meta:editing-cycles>33</meta:editing-cycles>
    <meta:editing-duration>PT16H13M15S</meta:editing-duration>
    <dc:creator>sean ho</dc:creator>
    <meta:document-statistic meta:object-count="221"/>
    <meta:user-defined meta:name="Info 1"/>
    <meta:user-defined meta:name="Info 2"/>
    <meta:user-defined meta:name="Info 3"/>
    <meta:user-defined meta:name="Info 4"/>
  </office:meta>
</office:document-meta>
</file>